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">
      <style:text-properties officeooo:rsid="001a0241" officeooo:paragraph-rsid="001a0241"/>
    </style:style>
    <style:style style:name="P2" style:family="paragraph" style:parent-style-name="Text_20_body">
      <style:text-properties officeooo:rsid="0018de31" officeooo:paragraph-rsid="0018de31"/>
    </style:style>
    <style:style style:name="P3" style:family="paragraph" style:parent-style-name="Text_20_body">
      <style:paragraph-properties fo:text-align="justify" style:justify-single-word="false"/>
      <style:text-properties officeooo:rsid="0018de31" officeooo:paragraph-rsid="0018de31"/>
    </style:style>
    <style:style style:name="P4" style:family="paragraph" style:parent-style-name="Text_20_body">
      <style:text-properties style:font-name="Tlwg Typist" officeooo:rsid="0018de31" officeooo:paragraph-rsid="0018de31"/>
    </style:style>
    <style:style style:name="P5" style:family="paragraph" style:parent-style-name="Text_20_body">
      <style:text-properties style:font-name="Tlwg Typist" fo:font-size="9pt" officeooo:rsid="00197569" officeooo:paragraph-rsid="00197569" style:font-size-asian="9pt" style:font-size-complex="9pt"/>
    </style:style>
    <style:style style:name="P6" style:family="paragraph" style:parent-style-name="Text_20_body">
      <style:text-properties style:font-name="Tlwg Typist" fo:font-size="9pt" officeooo:rsid="001b94de" officeooo:paragraph-rsid="001b94de" style:font-size-asian="9pt" style:font-size-complex="9pt"/>
    </style:style>
    <style:style style:name="P7" style:family="paragraph" style:parent-style-name="Text_20_body">
      <style:text-properties style:font-name="Liberation Serif" officeooo:rsid="0018de31" officeooo:paragraph-rsid="0018de31"/>
    </style:style>
    <style:style style:name="P8" style:family="paragraph" style:parent-style-name="Text_20_body">
      <style:paragraph-properties fo:text-align="justify" style:justify-single-word="false"/>
      <style:text-properties style:font-name="Liberation Serif" officeooo:rsid="0018de31" officeooo:paragraph-rsid="0018de31"/>
    </style:style>
    <style:style style:name="P9" style:family="paragraph" style:parent-style-name="Text_20_body">
      <style:text-properties style:font-name="Liberation Serif" officeooo:rsid="00197569" officeooo:paragraph-rsid="00197569"/>
    </style:style>
    <style:style style:name="P10" style:family="paragraph" style:parent-style-name="Text_20_body">
      <style:text-properties officeooo:rsid="00197569" officeooo:paragraph-rsid="00197569"/>
    </style:style>
    <style:style style:name="P11" style:family="paragraph" style:parent-style-name="Text_20_body">
      <style:text-properties officeooo:rsid="00197569" officeooo:paragraph-rsid="001b94de"/>
    </style:style>
    <style:style style:name="P12" style:family="paragraph" style:parent-style-name="Text_20_body">
      <style:text-properties officeooo:rsid="001a0241" officeooo:paragraph-rsid="001a0241"/>
    </style:style>
    <style:style style:name="P13" style:family="paragraph" style:parent-style-name="Text_20_body">
      <style:paragraph-properties fo:text-align="justify" style:justify-single-word="false"/>
      <style:text-properties officeooo:rsid="001a0241" officeooo:paragraph-rsid="001a0241"/>
    </style:style>
    <style:style style:name="P14" style:family="paragraph" style:parent-style-name="Text_20_body">
      <style:text-properties officeooo:rsid="001a5554" officeooo:paragraph-rsid="001a5554"/>
    </style:style>
    <style:style style:name="P15" style:family="paragraph" style:parent-style-name="Text_20_body">
      <style:paragraph-properties fo:text-align="justify" style:justify-single-word="false"/>
      <style:text-properties officeooo:rsid="001a5554" officeooo:paragraph-rsid="001a5554"/>
    </style:style>
    <style:style style:name="P16" style:family="paragraph" style:parent-style-name="Text_20_body">
      <style:paragraph-properties fo:text-align="justify" style:justify-single-word="false"/>
      <style:text-properties officeooo:rsid="001a5554" officeooo:paragraph-rsid="001b94de"/>
    </style:style>
    <style:style style:name="P17" style:family="paragraph" style:parent-style-name="Text_20_body">
      <style:text-properties officeooo:rsid="001b94de" officeooo:paragraph-rsid="001b94de"/>
    </style:style>
    <style:style style:name="P18" style:family="paragraph" style:parent-style-name="Text_20_body">
      <style:paragraph-properties fo:text-align="justify" style:justify-single-word="false"/>
      <style:text-properties officeooo:rsid="001b94de" officeooo:paragraph-rsid="001b94de"/>
    </style:style>
    <style:style style:name="P19" style:family="paragraph" style:parent-style-name="Text_20_body">
      <style:text-properties officeooo:rsid="001ca5f5" officeooo:paragraph-rsid="001ca5f5"/>
    </style:style>
    <style:style style:name="P20" style:family="paragraph" style:parent-style-name="Text_20_body">
      <style:text-properties officeooo:rsid="001ca5f5" officeooo:paragraph-rsid="001e8046"/>
    </style:style>
    <style:style style:name="P21" style:family="paragraph" style:parent-style-name="Text_20_body">
      <style:text-properties officeooo:rsid="001d3a23" officeooo:paragraph-rsid="001d3a23"/>
    </style:style>
    <style:style style:name="P22" style:family="paragraph" style:parent-style-name="Text_20_body">
      <style:paragraph-properties fo:text-align="justify" style:justify-single-word="false"/>
    </style:style>
    <style:style style:name="P23" style:family="paragraph" style:parent-style-name="Standard">
      <style:text-properties style:font-name="Tlwg Typist" officeooo:rsid="0018de31" officeooo:paragraph-rsid="0018de31"/>
    </style:style>
    <style:style style:name="P24" style:family="paragraph" style:parent-style-name="Text_20_body">
      <style:text-properties style:font-name="Tlwg Typist" officeooo:rsid="0018de31" officeooo:paragraph-rsid="0018de31"/>
    </style:style>
    <style:style style:name="P25" style:family="paragraph" style:parent-style-name="Text_20_body">
      <style:text-properties style:font-name="Tlwg Typist" fo:font-size="9pt" officeooo:rsid="00197569" officeooo:paragraph-rsid="00197569" style:font-size-asian="9pt" style:font-size-complex="9pt"/>
    </style:style>
    <style:style style:name="P26" style:family="paragraph" style:parent-style-name="Text_20_body">
      <style:text-properties officeooo:rsid="001d3a23" officeooo:paragraph-rsid="001e8046"/>
    </style:style>
    <style:style style:name="P27" style:family="paragraph" style:parent-style-name="Text_20_body">
      <style:text-properties officeooo:rsid="0018de31" officeooo:paragraph-rsid="0018de31"/>
    </style:style>
    <style:style style:name="P28" style:family="paragraph" style:parent-style-name="Quotations">
      <style:text-properties officeooo:rsid="00205219" officeooo:paragraph-rsid="00205219"/>
    </style:style>
    <style:style style:name="P29" style:family="paragraph" style:parent-style-name="Title">
      <style:text-properties officeooo:rsid="0018de31" officeooo:paragraph-rsid="0018de31"/>
    </style:style>
    <style:style style:name="T1" style:family="text">
      <style:text-properties officeooo:rsid="0018de31"/>
    </style:style>
    <style:style style:name="T2" style:family="text">
      <style:text-properties style:font-name="Tlwg Typist"/>
    </style:style>
    <style:style style:name="T3" style:family="text">
      <style:text-properties style:font-name="Tlwg Typist" fo:font-size="9pt" style:font-size-asian="9pt" style:font-size-complex="9pt"/>
    </style:style>
    <style:style style:name="T4" style:family="text">
      <style:text-properties officeooo:rsid="00197569"/>
    </style:style>
    <style:style style:name="T5" style:family="text">
      <style:text-properties fo:color="#ff3333"/>
    </style:style>
    <style:style style:name="T6" style:family="text">
      <style:text-properties officeooo:rsid="001a5554"/>
    </style:style>
    <style:style style:name="T7" style:family="text">
      <style:text-properties officeooo:rsid="001b94de"/>
    </style:style>
    <style:style style:name="T8" style:family="text">
      <style:text-properties officeooo:rsid="001d3a23"/>
    </style:style>
    <style:style style:name="T9" style:family="text">
      <style:text-properties officeooo:rsid="001e8046"/>
    </style:style>
    <style:style style:name="T10" style:family="text">
      <style:text-properties style:font-name="Tlwg Typis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drián de la Torre Rodríguez 2ºA</text:p>
      <text:p text:style-name="P29">DESACTIVACIÓN DE LA BOMBA</text:p>
      <text:p text:style-name="P2"/>
      <text:p text:style-name="P28">CONTRASEÑA: <text:span text:style-name="T2"><text:tab/><text:tab/>explosion</text:span></text:p>
      <text:p text:style-name="P28">CÓDIGO:<text:tab/><text:tab/><text:tab/><text:span text:style-name="T2">1234</text:span></text:p>
      <text:p text:style-name="P2"/>
      <text:p text:style-name="P2"/>
      <text:p text:style-name="P3"><text:tab/>Mi bomba cuenta con un cifrado de la contraseña ( explosion ). Hay un array de caracteres aparentemente sin sentido, pero en los índices primos( 2, 3, 5, 7...) se encuentran <text:span text:style-name="T6">los </text:span>caracteres de la contraseña, este es dicho array:</text:p>
      <text:p text:style-name="P2"/>
      <text:p text:style-name="P4">char codigo[]="atexupslsowoysghziqolkknqwfrh\n";</text:p>
      <text:p text:style-name="P4"/>
      <text:p text:style-name="P22"><text:tab/><text:span text:style-name="T1">Para decodificar este array tengo dos funciones, una que recorre este array( decodifica () ) y si llega a un índice primo, almacena ese carácter en otro array que está en memoria llamado password. La otra función comprueba si un número es primo( es_primo() ).</text:span></text:p>
      <text:p text:style-name="Text_20_body"/>
      <text:p text:style-name="P2"><text:tab/>Voy a explicar como se quedan estos arrays antes y despu<text:span text:style-name="T6">é</text:span>s de decodificar:</text:p>
      <text:p text:style-name="P2"/>
      <text:p text:style-name="P2">1.- Antes de llamar a la función decodifica() los arrays están así:</text:p>
      <text:p text:style-name="P2"/>
      <text:p text:style-name="P2"><text:tab/><text:span text:style-name="T2">char codigo[]="atexupslsowoysghziqolkknqwfrh\n";</text:span></text:p>
      <text:p text:style-name="P4"><text:tab/>char password[10]= //Basura//</text:p>
      <text:p text:style-name="P4"/>
      <text:p text:style-name="P7">2.- Después de llamar a la función decodifica():</text:p>
      <text:p text:style-name="P7"/>
      <text:p text:style-name="P23"><text:tab/>char codigo[]="atexupslsowoysghziqolkknqwfrh\n";</text:p>
      <text:p text:style-name="P4"><text:tab/>char password[10]= "explosion\n"</text:p>
      <text:p text:style-name="P7"/>
      <text:p text:style-name="P4"><text:tab/></text:p>
      <text:p text:style-name="P8"><text:soft-page-break/><text:span text:style-name="T2"><text:tab/></text:span>Una vez explicado el funcionamiento de estas funciones voy a explicar el <text:s/>“truco” o atajo <text:span text:style-name="T9">para</text:span> descubri<text:span text:style-name="T9">r</text:span> mi bomba. Si desamblamos el ejecutable, podemos ver que hay dos llamadas a la función decodifica() justo después de escribir cada contraseña. Esto da a pensar que lo que escribimos est<text:span text:style-name="T6">á</text:span> siendo decodificado o <text:span text:style-name="T4">haciendo una operación desconocida con la contraseña cuando en realidad la llamada a la función codifica es necesaria solo una vez para que almacene la contraseña correcta en el array password.</text:span></text:p>
      <text:p text:style-name="P7"><text:tab/></text:p>
      <text:p text:style-name="P8"><text:tab/><text:span text:style-name="T4">El alumno que se meta a desamblar la función decodifica() se va a encontrar con un código complejo( ya que trabaja con la función es_primo() , con índices de arrays y saltos condicionales). Este es el código maquina de la función decodifica():</text:span></text:p>
      <text:p text:style-name="P8"/>
      <text:p text:style-name="P9"><text:s text:c="6"/><text:span text:style-name="T3">0x080486f7 &lt;+0&gt;:<text:tab/><text:tab/>push <text:s text:c="2"/>%ebp </text:span></text:p>
      <text:p text:style-name="P5"><text:s text:c="3"/>0x080486f8 &lt;+1&gt;:<text:tab/><text:tab/>mov <text:s text:c="3"/>%esp,%ebp </text:p>
      <text:p text:style-name="P5"><text:s text:c="3"/>0x080486fa &lt;+3&gt;:<text:tab/><text:tab/>sub <text:s text:c="3"/>$0x14,%esp </text:p>
      <text:p text:style-name="P5"><text:s text:c="3"/>0x080486fd &lt;+6&gt;:<text:tab/><text:tab/>movl <text:s text:c="2"/>$0x0,-0x4(%ebp) </text:p>
      <text:p text:style-name="P5"><text:s text:c="3"/>0x08048704 &lt;+13&gt;:<text:tab/>movl <text:s text:c="2"/>$0x0,-0x8(%ebp) </text:p>
      <text:p text:style-name="P5"><text:s text:c="3"/>0x0804870b &lt;+20&gt;:<text:tab/>jmp <text:s text:c="3"/>0x804873a &lt;decodifica+67&gt; </text:p>
      <text:p text:style-name="P5"><text:s text:c="3"/>0x0804870d &lt;+22&gt;:<text:tab/>mov <text:s text:c="3"/>-0x8(%ebp),%eax </text:p>
      <text:p text:style-name="P5"><text:s text:c="3"/>0x08048710 &lt;+25&gt;:<text:tab/>mov <text:s text:c="3"/>%eax,(%esp) </text:p>
      <text:p text:style-name="P5"><text:s text:c="3"/>0x08048713 &lt;+28&gt;:<text:tab/>call <text:s text:c="2"/>0x8048679 &lt;es_primo&gt; </text:p>
      <text:p text:style-name="P5"><text:s text:c="3"/>0x08048718 &lt;+33&gt;:<text:tab/>test <text:s text:c="2"/>%eax,%eax </text:p>
      <text:p text:style-name="P5"><text:s text:c="3"/>0x0804871a &lt;+35&gt;:<text:tab/>je <text:s text:c="4"/>0x8048736 &lt;decodifica+63&gt; </text:p>
      <text:p text:style-name="P5"><text:s text:c="3"/>0x0804871c &lt;+37&gt;:<text:tab/>mov <text:s text:c="3"/>-0x8(%ebp),%eax </text:p>
      <text:p text:style-name="P5"><text:s text:c="3"/>0x0804871f &lt;+40&gt;:<text:tab/>add <text:s text:c="3"/><text:span text:style-name="T5">$0x804a040</text:span>,%eax </text:p>
      <text:p text:style-name="P5"><text:s text:c="3"/>0x08048724 &lt;+45&gt;:<text:tab/>movzbl (%eax),%eax </text:p>
      <text:p text:style-name="P5"><text:s text:c="3"/>0x08048727 &lt;+48&gt;:<text:tab/>mov <text:s text:c="3"/>-0x4(%ebp),%edx </text:p>
      <text:p text:style-name="P5"><text:s text:c="3"/>0x0804872a &lt;+51&gt;:<text:tab/>add <text:s text:c="3"/><text:span text:style-name="T5">$0x804a069</text:span>,%edx </text:p>
      <text:p text:style-name="P5"><text:s text:c="3"/>0x08048730 &lt;+57&gt;:<text:tab/>mov <text:s text:c="3"/>%al,(%edx) </text:p>
      <text:p text:style-name="P5"><text:s text:c="3"/>0x08048732 &lt;+59&gt;:<text:tab/>addl <text:s text:c="2"/>$0x1,-0x4(%ebp) </text:p>
      <text:p text:style-name="P5"><text:s text:c="3"/>0x08048736 &lt;+63&gt;:<text:tab/>addl <text:s text:c="2"/>$0x1,-0x8(%ebp) </text:p>
      <text:p text:style-name="P5"><text:s text:c="3"/>0x0804873a &lt;+67&gt;:<text:tab/>cmpl <text:s text:c="2"/>$0x1d,-0x8(%ebp) </text:p>
      <text:p text:style-name="P5"><text:s text:c="3"/>0x0804873e &lt;+71&gt;:<text:tab/>jle <text:s text:c="3"/>0x804870d &lt;decodifica+22&gt; </text:p>
      <text:p text:style-name="P5"><text:s text:c="3"/>0x08048740 &lt;+73&gt;:<text:tab/>leave <text:s/></text:p>
      <text:p text:style-name="P5"><text:s text:c="3"/>0x08048741 &lt;+74&gt;:<text:tab/>ret </text:p>
      <text:p text:style-name="P5"/>
      <text:p text:style-name="P22"><text:soft-page-break/><text:tab/><text:span text:style-name="T4">Se puede dar uno cuenta con este código que se accede a dos direcciones de memoria con las funciones add( una es password donde no hay nada y otra es codigo donde están todos los caracteres, pero esto el alumno no lo sabe). Si se examinan las direcciones de memoria con el ddd haciendo Data&gt;Memory:</text:span></text:p>
      <text:p text:style-name="Text_20_body"/>
      <text:p text:style-name="P10"><text:tab/>Examine 30, char, bytes, $0x0804a069</text:p>
      <text:p text:style-name="P10"/>
      <text:p text:style-name="P10">Esta corresponde con el array password que este momento esta vacío y obtenemos basura.</text:p>
      <text:p text:style-name="P10">Lo volvemos a hacer con la otra dirección:</text:p>
      <text:p text:style-name="P10"/>
      <text:p text:style-name="P10"><text:tab/>Examine 30, char, bytes, $0x0804a040</text:p>
      <text:p text:style-name="P10"/>
      <text:p text:style-name="P10"><text:tab/>En este caso obtenemos los 30 caracteres del array codigo pero no tienen sentido y no se sabe para que sirven.</text:p>
      <text:p text:style-name="P10"/>
      <text:p text:style-name="P13"><text:tab/>El alumno puede estar mucho rato intentando comprender esta función, pero también se puede dar cuenta de que el <text:s/>main es exactamente igual al ejemplo visto en clase solo que cambia que se llama a la función decodifica( ) . En este caso basta con seguir lo que se vio en clase para averguar las constraseñas con el ddd.</text:p>
      <text:p text:style-name="P12"/>
      <text:p text:style-name="P1">PASOS PARA <text:s/><text:span text:style-name="T6">AVERGUAR LAS CONTRASEÑAS</text:span></text:p>
      <text:p text:style-name="P12"/>
      <text:p text:style-name="P14">1.- Ejecutar el ddd.</text:p>
      <text:p text:style-name="P14">2.- Escribir info line main para acceder al código máquina del main.</text:p>
      <text:p text:style-name="P14">3.- Obviar las llamadas a decodifica( ) y centrarse en la llamada a strncmp.</text:p>
      <text:p text:style-name="P15">4.- A la función strncmp se le pasan tres argumentos, la contraseña introducida, el array password y</text:p>
      <text:p text:style-name="P15"><text:s text:c="5"/>la longitud de el array password. El argumento que nos interesa es password, que corresponde a </text:p>
      <text:p text:style-name="P15"><text:s text:c="5"/>la instrucción máquina <text:s/>“mov<text:tab/>$0x0804a069,0x4(%esp)” (Mover esa dirección de memoria a</text:p>
      <text:p text:style-name="P16"><text:s text:c="5"/>cuatro por encima de esp, es decir, que corresponde al segundo argumento <text:span text:style-name="T7">d</text:span>e la función</text:p>
      <text:p text:style-name="P16"><text:s text:c="5"/>strncmp).</text:p>
      <text:p text:style-name="P17"/>
      <text:p text:style-name="P17"/>
      <text:p text:style-name="P18"><text:soft-page-break/>5.- Acceder a esa dirección de memoria. Para ello ponemos un breakpoint después de la función</text:p>
      <text:p text:style-name="P18"><text:s text:c="5"/>decodifica(), yo por ejemplo lo he puesto en &lt;main+93&gt;. Arrancamos el programa y cuando</text:p>
      <text:p text:style-name="P18"><text:s text:c="5"/>estemos parados en el breakpoint hacemos un volcado de memoria <text:span text:style-name="T9">de</text:span> la direc<text:span text:style-name="T9">c</text:span>ión de password:</text:p>
      <text:p text:style-name="P17"><text:s text:c="5"/></text:p>
      <text:p text:style-name="P17"><text:tab/>Data &gt; Memory</text:p>
      <text:p text:style-name="P17"><text:tab/>Examine 10, char, bytes, from 0x0804a069</text:p>
      <text:p text:style-name="P17"><text:tab/>(Pulsamos print)</text:p>
      <text:p text:style-name="P17"/>
      <text:p text:style-name="P17"><text:s text:c="5"/>Por pantalla tenemos lo siguiente:</text:p>
      <text:p text:style-name="P17"><text:tab/></text:p>
      <text:p text:style-name="P17"><text:tab/><text:span text:style-name="T3">0x804a069 &lt;password&gt;: <text:s text:c="4"/>101 'e' 120 'x' 112 'p' 108 'l' 111 'o' 105 'i' 111 'o'</text:span></text:p>
      <text:p text:style-name="P6"><text:tab/>0x804a071 &lt;password+8&gt;: <text:s text:c="2"/>110 'n' 10 '\n'</text:p>
      <text:p text:style-name="P17"/>
      <text:p text:style-name="P17"><text:s text:c="5"/>Con esto sabemos que la contraseña con la que estamos comparando es “explosion\n”</text:p>
      <text:p text:style-name="P17"><text:s text:c="5"/></text:p>
      <text:p text:style-name="P19">6.- Una vez sabemos la contraseña, vamos a averiguar el código. <text:span text:style-name="T8">Para ello paramos la ejecución del</text:span></text:p>
      <text:p text:style-name="P19"><text:s text:c="6"/><text:span text:style-name="T8">programa, quitamos el breakpoint que tenemos y lo ponemos en &lt;main+226&gt; en esta línea</text:span></text:p>
      <text:p text:style-name="P20"><text:s text:c="6"/><text:span text:style-name="T8">se compara el código que hemos introducido con otro (cmp <text:s/>%eax,%edx), ambos códigos están</text:span></text:p>
      <text:p text:style-name="P26"><text:s text:c="6"/>en los registros edx y eax.</text:p>
      <text:p text:style-name="P19"/>
      <text:p text:style-name="P21">7.- Arrancamos el programa, introducimos la contraseña que hemos averiguado y metemos un</text:p>
      <text:p text:style-name="P21"><text:s text:c="5"/>código cualquiera.</text:p>
      <text:p text:style-name="P21"/>
      <text:p text:style-name="P21">8.- Una vez estamos en el breakpoint, inspeccionamos los registros:</text:p>
      <text:p text:style-name="P21"><text:tab/>Status &gt; Registers</text:p>
      <text:p text:style-name="P21"/>
      <text:p text:style-name="P21"><text:s text:c="4"/>Ahí vemos que eax vale 1234 y edx vale otro valor. El valor correcto del código es 1234.</text:p>
      <text:p text:style-name="P21"/>
      <text:p text:style-name="P21">9.- Ya sabemos la contraseña y el código, ahora solo queda volver a ejecutar el programa,</text:p>
      <text:p text:style-name="P21"><text:s text:c="6"/>introducirlos y desactivar la bomba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7T13:33:20.518890344</meta:creation-date>
    <dc:date>2015-12-08T10:46:42.817013922</dc:date>
    <meta:editing-duration>PT1H14M34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4" meta:paragraph-count="81" meta:word-count="838" meta:character-count="5585" meta:non-whitespace-character-count="4548"/>
  </office:meta>
</office:document-meta>
</file>